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paragraph-rsid="001a492b"/>
    </style:style>
    <style:style style:name="P2" style:family="paragraph" style:parent-style-name="Text_20_body">
      <style:text-properties officeooo:paragraph-rsid="001a492b"/>
    </style:style>
    <style:style style:name="P3" style:family="paragraph" style:parent-style-name="Heading_20_3">
      <style:text-properties officeooo:paragraph-rsid="001a492b"/>
    </style:style>
    <style:style style:name="P4" style:family="paragraph" style:parent-style-name="Heading_20_4">
      <style:text-properties officeooo:paragraph-rsid="001a492b"/>
    </style:style>
    <style:style style:name="P5" style:family="paragraph" style:parent-style-name="Text_20_body">
      <style:text-properties officeooo:paragraph-rsid="001db1c0"/>
    </style:style>
    <style:style style:name="P6" style:family="paragraph" style:parent-style-name="Text_20_body">
      <style:text-properties fo:font-size="14pt" fo:language="en" fo:country="US" fo:font-weight="bold" officeooo:rsid="001ed21b" officeooo:paragraph-rsid="001ed21b" style:font-size-asian="14pt" style:font-weight-asian="bold" style:font-size-complex="14pt" style:font-weight-complex="bold"/>
    </style:style>
    <style:style style:name="P7" style:family="paragraph" style:parent-style-name="Heading_20_1">
      <style:text-properties officeooo:paragraph-rsid="001a492b"/>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NET and Visual Studio Code</text:h>
      <text:h text:style-name="Heading_20_1" text:outline-level="1">Introduction</text:h>
      <text:p text:style-name="Text_20_body">This summary provides an overview of key concepts in modern software development, focusing on the .NET environment and its integration with Visual Studio Code. It explains how front-end and back-end development roles utilize programming skills to create seamless applications, outlines the significance of the .NET ecosystem, and details how Visual Studio Code enhances development efficiency.</text:p>
      <text:h text:style-name="Heading_20_2" text:outline-level="2">The Purpose of a .NET Environment</text:h>
      <text:p text:style-name="Text_20_body">The .NET environment is a software development platform created by Microsoft that simplifies the process of building, deploying, and running applications across different operating systems, such as Windows, Linux, and macOS. By offering a unified set of tools and pre-built code, .NET supports multiple programming languages like C#, F#, and Visual Basic. This flexibility makes .NET ideal for various development projects, including web, desktop, mobile, cloud, and IoT applications. Its cross-platform capability allows developers to leverage their skills across diverse environments, enhancing productivity and application performance.</text:p>
      <text:h text:style-name="Heading_20_2" text:outline-level="2">How Front-End Engineers Use Programming Skills</text:h>
      <text:p text:style-name="Text_20_body">Front-end engineers use a combination of programming skills and collaborative techniques to develop user-facing elements of web applications. They handle tasks such as:</text:p>
      <text:list xml:id="list3918446454" text:style-name="L1">
        <text:list-item>
          <text:p text:style-name="P8">Building interfaces: Using HTML, CSS, and JavaScript to create the structure, style, and interactivity of web pages</text:p>
        </text:list-item>
        <text:list-item>
          <text:p text:style-name="P8">Collaborating with teams: Participating in daily stand-ups, code reviews, and source control management to maintain efficient workflows</text:p>
        </text:list-item>
        <text:list-item>
          <text:p text:style-name="P8">Debugging and optimization: Writing and debugging code, identifying bugs, and optimizing page performance for different devices and browsers.</text:p>
        </text:list-item>
      </text:list>
      <text:p text:style-name="Text_20_body">By working closely with designers and back-end developers, front-end engineers ensure that the visual elements align with the overall user experience goals, providing users a seamless and intuitive interface.</text:p>
      <text:h text:style-name="Heading_20_2" text:outline-level="2">Front-End and Back-End Development</text:h>
      <text:list xml:id="list3883554221" text:style-name="L2">
        <text:list-item>
          <text:p text:style-name="P9">Front-End Development focuses on the visual and interactive components of a website or web application. Front-end developers utilize tools like HTML, CSS, and JavaScript, and frameworks such as React and Angular, to create responsive layouts, animations, and user interfaces that work across various devices. They also optimize performance by reducing <text:soft-page-break/>load times and ensuring compatibility with different browsers.</text:p>
        </text:list-item>
        <text:list-item>
          <text:p text:style-name="P9">Back-end development involves building and maintaining the server-side logic, databases, and infrastructure that support the front-end. Back-end developers use server-side languages like Python, Ruby, or C# to handle data processing, storage, and application logic. They are responsible for creating secure, scalable, and efficient systems, often using frameworks like Django, Express.js, or Spring to streamline these tasks.</text:p>
        </text:list-item>
      </text:list>
      <text:h text:style-name="Heading_20_2" text:outline-level="2">The .NET Ecosystem: Significance and Versions</text:h>
      <text:p text:style-name="Text_20_body">The .NET ecosystem is an essential platform for modern software development due to its versatility and comprehensive toolset. Originally launched as the .NET Framework for Windows applications, it has evolved into a cross-platform solution with the introduction of .NET Core and .NET 5, supporting development across various operating systems. Key features of .NET include:</text:p>
      <text:list xml:id="list3453433621" text:style-name="L3">
        <text:list-item>
          <text:p text:style-name="P10">Cross-platform compatibility: Allows development on Windows, Linux, and macOS.</text:p>
        </text:list-item>
        <text:list-item>
          <text:p text:style-name="P10">Multiple language support: Supports languages like C#, F#, and Visual Basic</text:p>
        </text:list-item>
        <text:list-item>
          <text:p text:style-name="P10">Reusable code and libraries: Offers a robust set of libraries and tools for diverse applications, from web to cloud and IoT development.</text:p>
        </text:list-item>
      </text:list>
      <text:p text:style-name="Text_20_body">These features make the .NET platform a preferred choice for developers looking to create scalable, high-performance applications in today's competitive technology landscape.</text:p>
      <text:h text:style-name="Heading_20_3" text:outline-level="3">Integration of Visual Studio Code with .NET</text:h>
      <text:p text:style-name="Text_20_body">Visual Studio Code (VS Code) is a lightweight, yet powerful code editor that integrates seamlessly with the .NET environment. Designed to enhance developer productivity, it offers features such as:</text:p>
      <text:list xml:id="list1271088304" text:style-name="L4">
        <text:list-item>
          <text:p text:style-name="P11">Comprehensive toolset: Supports writing, debugging, and deploying .NET applications in one place.</text:p>
        </text:list-item>
        <text:list-item>
          <text:p text:style-name="P11">Extension marketplace: Provides a wide range of extensions, like the C# extension, which supports advanced features like IntelliSense for smart code completion.</text:p>
        </text:list-item>
        <text:list-item>
          <text:p text:style-name="P11">Cross-platform capabilities: Enables development across different operating systems, with strong community support to help solve challenges.</text:p>
        </text:list-item>
      </text:list>
      <text:p text:style-name="Text_20_body">By integrating with .NET, VS Code streamlines the entire development process, allowing developers to focus on building high-quality applications without switching between multiple tools.</text:p>
      <text:h text:style-name="Heading_20_1" text:outline-level="1"><text:soft-page-break/>Visual Studio Code and .NET Integration</text:h>
      <text:h text:style-name="Heading_20_1" text:outline-level="1">Introduction</text:h>
      <text:p text:style-name="Text_20_body">Visual Studio Code (VS Code) is a versatile and lightweight Integrated Development Environment (IDE) designed to support developers in writing, debugging, and deploying code efficiently. This summary covers its core features and its role in the .NET development workflow.</text:p>
      <text:h text:style-name="Heading_20_2" text:outline-level="2">Overview of Visual Studio Code</text:h>
      <text:p text:style-name="Text_20_body">Visual Studio Code is known for its flexibility and ease of use, making it ideal for both novice and experienced developers. As a cross-platform IDE, it offers key features that enhance productivity:</text:p>
      <text:list xml:id="list1800817798" text:style-name="L5">
        <text:list-item>
          <text:p text:style-name="P12">IntelliSense: Provides smart code completions and suggestions, helping developers write code faster and with fewer errors.</text:p>
        </text:list-item>
        <text:list-item>
          <text:p text:style-name="P12">Debugging tools: Allows developers to step through code line-by-line, setting breakpoints to identify and fix errors quickly.</text:p>
        </text:list-item>
        <text:list-item>
          <text:p text:style-name="P12">GitHub integration: Facilitates source control management by tracking code changes and supporting collaboration among team members.</text:p>
        </text:list-item>
        <text:list-item>
          <text:p text:style-name="P12">Extension marketplace: Offers a wide range of extensions that can be added to customize the editor for specific languages and workflows.</text:p>
        </text:list-item>
        <text:list-item>
          <text:p text:style-name="P12">Azure integration: Supports cloud-based services, allowing for seamless integration with Microsoft Azure.</text:p>
        </text:list-item>
      </text:list>
      <text:p text:style-name="Text_20_body">These features collectively make Visual Studio Code a powerful tool for any development project, particularly in the context of .NET development.</text:p>
      <text:h text:style-name="Heading_20_2" text:outline-level="2">Role of Visual Studio Code in the .NET Development Workflow</text:h>
      <text:p text:style-name="Text_20_body">Visual Studio Code is integral to the .NET development workflow, enabling developers to efficiently handle various aspects of their projects:</text:p>
      <text:list xml:id="list2443327067" text:style-name="L6">
        <text:list-item>
          <text:p text:style-name="P13">Project setup and management: VS Code simplifies the creation and management of .NET projects with its intuitive interface and commands that automate repetitive tasks. This reduces the time required for initial setup and allows developers to focus on writing code.</text:p>
        </text:list-item>
        <text:list-item>
          <text:p text:style-name="P13">Coding and debugging: The IDE’s coding features, like IntelliSense and debugging tools, are tailored to support .NET development. Developers can easily write, refine, and debug their code, ensuring high-quality outputs and faster iteration cycles.</text:p>
        </text:list-item>
        <text:list-item>
          <text:p text:style-name="P13"><text:soft-page-break/>Version control: With built-in GitHub integration, Visual Studio Code helps developers manage code changes and maintain a history of modifications. This makes it easy to collaborate with other team members and revert changes if necessary.</text:p>
        </text:list-item>
        <text:list-item>
          <text:p text:style-name="P13">Testing and deployment: VS Code includes tools for writing and running tests directly within the editor, which ensures code reliability. Additionally, it offers streamlined deployment options that allow developers to package and deploy applications to production servers quickly and efficiently.</text:p>
        </text:list-item>
      </text:list>
      <text:h text:style-name="Heading_20_1" text:outline-level="1">Project Creation</text:h>
      <text:h text:style-name="Heading_20_1" text:outline-level="1">Introduction</text:h>
      <text:p text:style-name="Text_20_body">This guide will walk you through the steps to create a new .NET project in Visual Studio Code, from opening the necessary tools to running your first program.</text:p>
      <text:h text:style-name="Heading_20_2" text:outline-level="2">Steps to Create a New .NET Project</text:h>
      <text:list xml:id="list3430658389" text:style-name="L7">
        <text:list-item>
          <text:p text:style-name="P14">Open the command palette</text:p>
          <text:list>
            <text:list-item>
              <text:p text:style-name="P14">Press Ctrl+Shift+P (Windows) or Cmd+Shift+P (Mac) in Visual Studio Code.</text:p>
            </text:list-item>
          </text:list>
        </text:list-item>
        <text:list-item>
          <text:p text:style-name="P14">Start a new .NET project</text:p>
          <text:list>
            <text:list-item>
              <text:p text:style-name="P14">Type “.NET new project” into the Command Palette and select the option from the list.</text:p>
            </text:list-item>
          </text:list>
        </text:list-item>
        <text:list-item>
          <text:p text:style-name="P14">Choose a project template</text:p>
          <text:list>
            <text:list-item>
              <text:p text:style-name="P14">Pick the type of project you want to create (e.g., Console Application or Web Application). For a simple start, select “Console Application.”</text:p>
            </text:list-item>
          </text:list>
        </text:list-item>
        <text:list-item>
          <text:p text:style-name="P14">Select the project folder</text:p>
          <text:list>
            <text:list-item>
              <text:p text:style-name="P14">Choose the folder where you want to save your new project and click "Select Folder."</text:p>
            </text:list-item>
          </text:list>
        </text:list-item>
        <text:list-item>
          <text:p text:style-name="P14">Name your project</text:p>
          <text:list>
            <text:list-item>
              <text:p text:style-name="P14">Enter a name for your project. A new folder with this name will be created in your chosen directory.</text:p>
            </text:list-item>
          </text:list>
        </text:list-item>
        <text:list-item>
          <text:p text:style-name="P14">Trust the project files</text:p>
          <text:list>
            <text:list-item>
              <text:p text:style-name="P14">When prompted, click “Trust the authors” to allow Visual Studio Code to use the <text:soft-page-break/>new files.</text:p>
            </text:list-item>
          </text:list>
        </text:list-item>
        <text:list-item>
          <text:p text:style-name="P14">View your project files</text:p>
          <text:list>
            <text:list-item>
              <text:p text:style-name="P14">Open the Explorer panel in Visual Studio Code to see the newly created files, such as Program.cs.</text:p>
            </text:list-item>
          </text:list>
        </text:list-item>
        <text:list-item>
          <text:p text:style-name="P14">Run your project</text:p>
          <text:list>
            <text:list-item>
              <text:p text:style-name="P14">Open the terminal, type <text:span text:style-name="Variable">dotnet run</text:span>, and press Enter to run your new .NET project. You should see “Hello World” displayed in the terminal.</text:p>
            </text:list-item>
          </text:list>
        </text:list-item>
      </text:list>
      <text:p text:style-name="Text_20_body">Follow these steps to configure the initial settings for a new .NET project to ensure its smooth and efficient operation.</text:p>
      <text:h text:style-name="Heading_20_2" text:outline-level="2">Steps to Configure Initial Project Settings</text:h>
      <text:list xml:id="list1600443824" text:style-name="L8">
        <text:list-item>
          <text:p text:style-name="P15">Locate the <text:span text:style-name="Variable">.csproj</text:span> file</text:p>
          <text:list>
            <text:list-item>
              <text:p text:style-name="P15">Open the project folder and find the <text:span text:style-name="Variable">.csproj</text:span> file. This file configures how the project handles running, testing, and building.</text:p>
            </text:list-item>
          </text:list>
        </text:list-item>
        <text:list-item>
          <text:p text:style-name="P15">Understand the <text:span text:style-name="Variable">.csproj</text:span> file</text:p>
          <text:list>
            <text:list-item>
              <text:p text:style-name="P15">The .csproj file uses XML format. Tags define settings like project type (<text:span text:style-name="Variable">&lt;Project Sdk="Microsoft.NET.Sdk"&gt;</text:span>) and target framework (e.g., <text:span text:style-name="Variable">&lt;TargetFramework&gt;net8.0&lt;/TargetFramework&gt;</text:span>).</text:p>
            </text:list-item>
          </text:list>
        </text:list-item>
        <text:list-item>
          <text:p text:style-name="P15">Manage project dependencies</text:p>
          <text:list>
            <text:list-item>
              <text:p text:style-name="P15">Use the NuGet Package Manager to add and manage dependencies. Open the command palette and select "Add NuGet Package," then search for the desired package (e.g., "Pastel") and choose the latest version.</text:p>
            </text:list-item>
          </text:list>
        </text:list-item>
        <text:list-item>
          <text:p text:style-name="P15">Verify the <text:span text:style-name="Variable">.csproj</text:span> file after adding packages</text:p>
          <text:list>
            <text:list-item>
              <text:p text:style-name="P15">Check the <text:span text:style-name="Variable">.csproj</text:span> file to confirm the new packages are listed under <text:span text:style-name="Variable">&lt;PackageReference&gt;</text:span>.</text:p>
            </text:list-item>
          </text:list>
        </text:list-item>
        <text:list-item>
          <text:p text:style-name="P15">Utilize new packages in code</text:p>
          <text:list>
            <text:list-item>
              <text:p text:style-name="P15">For example, to use the "Pastel" package, add using Pastel; in your code. Then, implement it to customize text colors (e.g., <text:span text:style-name="Variable">color.Green</text:span>).</text:p>
            </text:list-item>
          </text:list>
        </text:list-item>
      </text:list>
      <text:h text:style-name="Heading_20_1" text:outline-level="1"><text:soft-page-break/>Building and Running the Project</text:h>
      <text:h text:style-name="Heading_20_1" text:outline-level="1">Introduction</text:h>
      <text:p text:style-name="Text_20_body">Follow these steps to create a new .NET project using Visual Studio Code and the .NET CLI.</text:p>
      <text:h text:style-name="Heading_20_2" text:outline-level="2">How to Create and Run a New .NET Project</text:h>
      <text:list xml:id="list1635839334" text:style-name="L9">
        <text:list-item>
          <text:p text:style-name="P16">Install the .NET SDK</text:p>
          <text:list>
            <text:list-item>
              <text:p text:style-name="P16">Go to the <text:a xlink:type="simple" xlink:href="https://dotnet.microsoft.com/en-us/" office:target-frame-name="_blank" xlink:show="new" text:style-name="Internet_20_link" text:visited-style-name="Visited_20_Internet_20_Link">.NET website</text:a>.</text:p>
            </text:list-item>
            <text:list-item>
              <text:p text:style-name="P16">Download and install the .NET SDK.</text:p>
            </text:list-item>
          </text:list>
        </text:list-item>
        <text:list-item>
          <text:p text:style-name="P16">Open Visual Studio Code</text:p>
          <text:list>
            <text:list-item>
              <text:p text:style-name="P16">Launch Visual Studio Code.</text:p>
            </text:list-item>
            <text:list-item>
              <text:p text:style-name="P16">Open the Terminal by clicking on View &gt; Terminal.</text:p>
            </text:list-item>
          </text:list>
        </text:list-item>
        <text:list-item>
          <text:p text:style-name="P16">Create a New .NET Project</text:p>
          <text:list>
            <text:list-item>
              <text:p text:style-name="P16">In the Terminal, navigate to the folder where you want to create your project.</text:p>
            </text:list-item>
            <text:list-item>
              <text:p text:style-name="P16">Type <text:span text:style-name="Variable">dotnet new console -n ProjectName </text:span>and press Enter (replace <text:span text:style-name="Variable">ProjectName</text:span> with your desired project name).</text:p>
            </text:list-item>
          </text:list>
        </text:list-item>
        <text:list-item>
          <text:p text:style-name="P16">Open the Project in Visual Studio Code</text:p>
          <text:list>
            <text:list-item>
              <text:p text:style-name="P16">Type <text:span text:style-name="Variable">cd ProjectName</text:span> to navigate to your new project folder.</text:p>
            </text:list-item>
            <text:list-item>
              <text:p text:style-name="P16">Type <text:span text:style-name="Variable">code .</text:span> to open the project in Visual Studio Code.</text:p>
            </text:list-item>
          </text:list>
        </text:list-item>
        <text:list-item>
          <text:p text:style-name="P16">Build the Project</text:p>
          <text:list>
            <text:list-item>
              <text:p text:style-name="P16">In the Terminal, type <text:span text:style-name="Variable">dotnet build</text:span> and press Enter.</text:p>
            </text:list-item>
          </text:list>
        </text:list-item>
        <text:list-item>
          <text:p text:style-name="P16">Run the Project</text:p>
          <text:list>
            <text:list-item>
              <text:p text:style-name="P16">In the Terminal, type <text:span text:style-name="Variable">dotnet run</text:span> and press Enter.</text:p>
            </text:list-item>
          </text:list>
        </text:list-item>
      </text:list>
      <text:h text:style-name="Heading_20_1" text:outline-level="1">Introduction</text:h>
      <text:p text:style-name="Text_20_body">Understanding the standard structure of a .NET project and following best practices for organizing files is essential for maintaining a clean, efficient, and scalable codebase. This summary outlines the <text:soft-page-break/>core components of a .NET project and guides you through organizing files effectively.</text:p>
      <text:h text:style-name="Heading_20_2" text:outline-level="2">Standard Structure of a .NET Project</text:h>
      <text:p text:style-name="Text_20_body">A typical .NET project consists of several key components that help manage the code and facilitate the build process:</text:p>
      <text:list xml:id="list1410877138" text:style-name="L10">
        <text:list-item>
          <text:p text:style-name="P17"><text:span text:style-name="Variable">Program.cs</text:span>: This file serves as the application's entry point, where execution begins. However, different .NET project types may have different entry points in the <text:span text:style-name="Variable">Program.cs</text:span> file is a common starting point.</text:p>
        </text:list-item>
        <text:list-item>
          <text:p text:style-name="P17"><text:span text:style-name="Variable">.csproj</text:span> file: This project contains settings, dependencies, and configuration details. It tells the .NET build system how to build the project, which files to include, and which external libraries (via NuGet packages) are needed.</text:p>
        </text:list-item>
        <text:list-item>
          <text:p text:style-name="P17"><text:span text:style-name="Variable">bin</text:span> folder: The <text:span text:style-name="Variable">bin</text:span> directory stores the compiled code, including the executable files and Dynamic Link Libraries (DLLs) that the application needs to run. These files are created as a result of the build process.</text:p>
        </text:list-item>
        <text:list-item>
          <text:p text:style-name="P17"><text:span text:style-name="Variable">obj</text:span> folder: The <text:span text:style-name="Variable">obj</text:span> directory holds intermediate files generated during the build process. These files are used temporarily and are not part of the final output but are necessary for compiling the project.</text:p>
        </text:list-item>
      </text:list>
      <text:h text:style-name="Heading_20_3" text:outline-level="3">Best Practices for Organizing Files in a .NET Project</text:h>
      <text:p text:style-name="Text_20_body">Organizing files properly within a .NET project improves readability and maintainability. Here are some key practices:</text:p>
      <text:list xml:id="list1109624839" text:style-name="L11">
        <text:list-item>
          <text:p text:style-name="P18">Modularization: Divide your code into logical modules or categories, such as features (e.g., user management, data processing) or layers (e.g., data access, business logic, presentation). This makes the code easier to manage and navigate.</text:p>
        </text:list-item>
        <text:list-item>
          <text:p text:style-name="P18">Separation of concerns: Structure your project by separating different functionalities. This could mean organizing code by features, where all related files (e.g., user data, views, controllers) are kept together, or by layers, where all similar types of files (e.g., all database-related files) are grouped.</text:p>
        </text:list-item>
        <text:list-item>
          <text:p text:style-name="P18">Naming conventions: Follow consistent naming conventions to improve code clarity. Use PascalCase for public identifiers (like class names and methods) and camelCase for private variables and method parameters. Clear and descriptive names help others (and your future self) understand the purpose of each file and piece of code.</text:p>
        </text:list-item>
        <text:list-item>
          <text:p text:style-name="P18">Refactoring: Regularly review and refactor your code to maintain its structure and readability. Refactoring involves improving the internal structure of the code without changing its external behavior, ensuring the project remains clean and efficient.</text:p>
        </text:list-item>
        <text:list-item>
          <text:p text:style-name="P18">Documentation: Provide external documentation (such as a README file that gives an <text:soft-page-break/>overview of the project) and internal comments within the code. This documentation aids team collaboration and helps new developers quickly understand the project’s organization and functionality.</text:p>
        </text:list-item>
      </text:list>
      <text:h text:style-name="Heading_20_1" text:outline-level="1">Objects and Classes</text:h>
      <text:h text:style-name="Heading_20_1" text:outline-level="1">Introduction</text:h>
      <text:p text:style-name="Text_20_body">This content explores the fundamental concepts of object-oriented programming (OOP), focusing on how objects, classes, encapsulation, and abstraction provide a structured and maintainable approach to coding in C#. Understanding these concepts is crucial for developing secure and efficient software.</text:p>
      <text:h text:style-name="Heading_20_2" text:outline-level="2">Objects and Classes in OOP</text:h>
      <text:p text:style-name="Text_20_body">In OOP, objects and classes serve as the primary building blocks. A class is a blueprint or template that defines a set of shared characteristics and behaviors for a group of entities. For example, in a library system, a book class could define properties like title, author, and ISBN, along with methods such as borrowing and returning. Each book in the library represents an object, an instance of the Book class.</text:p>
      <text:p text:style-name="Text_20_body">Objects have unique properties and behaviors defined by the class they belong to. The properties (like a book's title) and methods (like the ability to borrow a book) define the state and behavior of these objects. By using classes to organize code, developers can create reusable and scalable solutions.</text:p>
      <text:h text:style-name="Heading_20_2" text:outline-level="2">Encapsulation: Protecting Internal State</text:h>
      <text:p text:style-name="Text_20_body">Encapsulation is a core principle of OOP that involves bundling data (attributes) and methods within a class and restricting access to some of its components. This principle protects the internal state of an object by managing how data is accessed and modified. Developers achieve encapsulation by using access modifiers, such as private, protected, and public, to control access levels:</text:p>
      <text:list xml:id="list549770048" text:style-name="L12">
        <text:list-item>
          <text:p text:style-name="P19">Private: Restricts access to the class, ensuring that data cannot be altered directly from outside the class.</text:p>
        </text:list-item>
        <text:list-item>
          <text:p text:style-name="P19">Protected: Allows access to the class and its subclasses, enabling inherited classes to use and extend the data and methods.</text:p>
        </text:list-item>
        <text:list-item>
          <text:p text:style-name="P19">Public: Exposes data and methods to any application part, allowing wider access.</text:p>
        </text:list-item>
      </text:list>
      <text:p text:style-name="Text_20_body">For example, in a BankAccount class, sensitive data like the account balance might be protected with a private attribute, while public methods like deposit and withdrawal are provided to interact <text:soft-page-break/>with the account without directly exposing the internal state.</text:p>
      <text:h text:style-name="Heading_20_2" text:outline-level="2">Abstraction: Simplifying Complexity</text:h>
      <text:p text:style-name="Text_20_body">Abstraction in OOP is defining what an object does without specifying how it does it. This principle allows developers to create simplified interfaces and hide the underlying complexity. Abstraction is commonly implemented using abstract classes and interfaces:</text:p>
      <text:list xml:id="list977653796" text:style-name="L13">
        <text:list-item>
          <text:p text:style-name="P20">Abstract Classes: Define a common code base with some standard methods that include implementation details and some abstract methods without implementation.</text:p>
        </text:list-item>
        <text:list-item>
          <text:p text:style-name="P20">Interfaces: Define a contract specifying what methods a class must implement without providing details.</text:p>
        </text:list-item>
      </text:list>
      <text:p text:style-name="Text_20_body">For example, a banking application might use an abstract class to handle common functionalities like deposit and withdrawal. The CheckingAccount and SavingsAccount classes can then inherit from this abstract class, implementing specific details for each type of account. This approach allows other application parts to use these methods without understanding their internal workings.</text:p>
      <text:h text:style-name="Heading_20_1" text:outline-level="1">Inheritance and Polymorphism</text:h>
      <text:h text:style-name="Heading_20_1" text:outline-level="1">Introduction</text:h>
      <text:p text:style-name="Text_20_body">This summary explores two fundamental concepts in Object-Oriented Programming (OOP): inheritance and polymorphism. These principles are essential for creating reusable, efficient, and flexible code in C#.</text:p>
      <text:h text:style-name="Heading_20_2" text:outline-level="2">Understanding Inheritance</text:h>
      <text:p text:style-name="Text_20_body">Inheritance allows developers to create a new class, known as a derived class, based on an existing class called the base class. The derived class inherits all the properties and methods of the base class, enabling code reuse and reducing redundancy. For example, a base class Bird could have derived classes like Eagle and Parrot in a software application. Both derived classes inherit common attributes (such as the ability to fly) from the base class while introducing their unique methods and properties.</text:p>
      <text:p text:style-name="Text_20_body">This concept of inheritance helps establish hierarchical relationships between classes, similar to biological classifications. It allows developers to organize and manage code more effectively by reusing existing code and extending it with new functionality.</text:p>
      <text:h text:style-name="Heading_20_3" text:outline-level="3">Key Benefits of Inheritance </text:h>
      <text:list xml:id="list165631519" text:style-name="L14">
        <text:list-item>
          <text:p text:style-name="P21">Code reusability: Derived classes can use the existing code of the base class without rewriting it.</text:p>
        </text:list-item>
        <text:list-item>
          <text:p text:style-name="P21"><text:soft-page-break/>Extended functionality: Developers can add new methods or modify existing ones in the derived classes without affecting the base class.</text:p>
        </text:list-item>
      </text:list>
      <text:h text:style-name="Heading_20_2" text:outline-level="2">Exploring Polymorphism</text:h>
      <text:p text:style-name="Text_20_body">Polymorphism allows a single method to perform different tasks depending on the object it is acting upon. This flexibility is achieved through method overriding, where a derived class implements a method already defined in the base class.</text:p>
      <text:p text:style-name="Text_20_body">For example, consider a base-class coffee maker with methods of water and beans. The derived classes drip and superautomatic can override these methods to suit their needs. The drip class may use the methods implemented in the base class, while the superautomatic class might override the beans method to include functionality for grinding beans. This allows each class to perform its tasks in a way that best fits its purpose.</text:p>
      <text:p text:style-name="Text_20_body">By Using Polymorphism, Developers Can</text:p>
      <text:list xml:id="list4111616507" text:style-name="L15">
        <text:list-item>
          <text:p text:style-name="P22">Extend the base class by adding methods and attributes.</text:p>
        </text:list-item>
        <text:list-item>
          <text:p text:style-name="P22">Override methods to create specific behaviors for different objects.</text:p>
        </text:list-item>
        <text:list-item>
          <text:p text:style-name="P22">Promote code reuse without sacrificing flexibility.</text:p>
        </text:list-item>
      </text:list>
      <text:h text:style-name="Heading_20_1" text:outline-level="1">Practical Implementation of Inheritance and Polymorphism</text:h>
      <text:h text:style-name="Heading_20_1" text:outline-level="1">Introduction</text:h>
      <text:p text:style-name="Text_20_body">This reading provides a concise guide to implementing inheritance and polymorphism in C# programming. It focuses on creating base and derived classes and applying method overriding and interfaces.</text:p>
      <text:h text:style-name="Heading_20_2" text:outline-level="2">Inheritance in C#</text:h>
      <text:list xml:id="list2019519346" text:style-name="L16">
        <text:list-item>
          <text:p text:style-name="P23">Define a base class</text:p>
          <text:list>
            <text:list-item>
              <text:p text:style-name="P23">Use an access modifier (<text:span text:style-name="Variable">public</text:span>, <text:span text:style-name="Variable">private</text:span>, <text:span text:style-name="Variable">protected</text:span>).</text:p>
            </text:list-item>
            <text:list-item>
              <text:p text:style-name="P23">Use the <text:span text:style-name="Variable">class</text:span> keyword followed by the class name.</text:p>
            </text:list-item>
            <text:list-item>
              <text:p text:style-name="P23">Define properties to hold data and methods to define actions.</text:p>
            </text:list-item>
          </text:list>
        </text:list-item>
      </text:list>
      <text:p text:style-name="Text_20_body">Example:</text:p>
      <text:p text:style-name="P2"><text:soft-page-break/><text:span text:style-name="Variable">public class Pool { </text:span></text:p>
      <text:p text:style-name="P2">    <text:span text:style-name="Variable">public int chlorineLevel; </text:span></text:p>
      <text:p text:style-name="P2">    <text:span text:style-name="Variable">public int waterLevel; </text:span></text:p>
      <text:p text:style-name="P2">    <text:span text:style-name="Variable">public Pool(int chlorine, int water) </text:span></text:p>
      <text:p text:style-name="P2">    <text:span text:style-name="Variable">{ </text:span></text:p>
      <text:p text:style-name="P2">        <text:span text:style-name="Variable">chlorineLevel = chlorine; </text:span></text:p>
      <text:p text:style-name="P2">        <text:span text:style-name="Variable">waterLevel = water; </text:span> </text:p>
      <text:p text:style-name="P2">   <text:span text:style-name="Variable">} </text:span></text:p>
      <text:p text:style-name="P2">    <text:span text:style-name="Variable">public void PoolInfo() </text:span></text:p>
      <text:p text:style-name="P2">    <text:span text:style-name="Variable">{ </text:span></text:p>
      <text:p text:style-name="P2">        <text:span text:style-name="Variable">Console.WriteLine($"Pool: {chlorineLevel}, {waterLevel}"); </text:span></text:p>
      <text:p text:style-name="P2">    <text:span text:style-name="Variable">}</text:span></text:p>
      <text:p text:style-name="P2"><text:span text:style-name="Variable"><text:s/>}</text:span></text:p>
      <text:list xml:id="list3188659945" text:style-name="L17">
        <text:list-item>
          <text:p text:style-name="P24">Create a derived class </text:p>
          <text:list>
            <text:list-item>
              <text:p text:style-name="P24">Declare like a base class but add a colon (:) followed by the base class name.</text:p>
            </text:list-item>
            <text:list-item>
              <text:p text:style-name="P24">The derived class inherits properties and methods from the base class.</text:p>
            </text:list-item>
          </text:list>
        </text:list-item>
      </text:list>
      <text:p text:style-name="Text_20_body">Example:</text:p>
      <text:p text:style-name="Text_20_body">public class Spa : Pool</text:p>
      <text:p text:style-name="P2"><text:span text:style-name="Variable">{ </text:span></text:p>
      <text:p text:style-name="P2">    <text:span text:style-name="Variable">public int heatLevel; </text:span></text:p>
      <text:p text:style-name="P2">    <text:span text:style-name="Variable">public Spa(int chlorine, int water, int heat) </text:span></text:p>
      <text:p text:style-name="P2">        <text:span text:style-name="Variable">: base(chlorine, water) </text:span></text:p>
      <text:p text:style-name="P2">    <text:span text:style-name="Variable">{ </text:span></text:p>
      <text:p text:style-name="P2">        <text:span text:style-name="Variable">heatLevel = heat; </text:span></text:p>
      <text:p text:style-name="P2"><text:soft-page-break/>    <text:span text:style-name="Variable">} </text:span></text:p>
      <text:p text:style-name="P2">    <text:span text:style-name="Variable">public void SpaInfo() </text:span></text:p>
      <text:p text:style-name="P2">    <text:span text:style-name="Variable">{ </text:span></text:p>
      <text:p text:style-name="P2">        <text:span text:style-name="Variable">Console.WriteLine($"Spa: {chlorineLevel}, {waterLevel}, {heatLevel}"); </text:span></text:p>
      <text:p text:style-name="P2">    <text:span text:style-name="Variable">} </text:span></text:p>
      <text:p text:style-name="P2"><text:span text:style-name="Variable">}</text:span></text:p>
      <text:h text:style-name="Heading_20_2" text:outline-level="2">Polymorphism in C#</text:h>
      <text:list xml:id="list3455714683" text:style-name="L18">
        <text:list-item>
          <text:p text:style-name="P25">Method Overriding</text:p>
          <text:list>
            <text:list-item>
              <text:p text:style-name="P25">Use the virtual keyword in the base class to declare methods that can be overridden.</text:p>
            </text:list-item>
          </text:list>
        </text:list-item>
        <text:list-item>
          <text:p text:style-name="P25">In the derived class, use the override keyword to provide a specific implementation.</text:p>
        </text:list-item>
      </text:list>
      <text:p text:style-name="Text_20_body">Example:</text:p>
      <text:p text:style-name="P2"><text:span text:style-name="Variable">public class Instrument { </text:span></text:p>
      <text:p text:style-name="P2">    <text:span text:style-name="Variable">public virtual void Play() </text:span></text:p>
      <text:p text:style-name="P2">    <text:span text:style-name="Variable">{ </text:span></text:p>
      <text:p text:style-name="P2">        <text:span text:style-name="Variable">Console.WriteLine("Playing an instrument"); </text:span></text:p>
      <text:p text:style-name="P2">    <text:span text:style-name="Variable">} </text:span></text:p>
      <text:p text:style-name="P2"><text:span text:style-name="Variable">}</text:span></text:p>
      <text:p text:style-name="P2"><text:span text:style-name="Variable">public class Piano : Instrument </text:span></text:p>
      <text:p text:style-name="P2"><text:span text:style-name="Variable">{ </text:span></text:p>
      <text:p text:style-name="P2">    <text:span text:style-name="Variable">public override void Play() </text:span></text:p>
      <text:p text:style-name="P2">    <text:span text:style-name="Variable">{ </text:span></text:p>
      <text:p text:style-name="P2">        <text:span text:style-name="Variable">Console.WriteLine("The piano is playing"); </text:span></text:p>
      <text:p text:style-name="P2">    <text:span text:style-name="Variable">} </text:span></text:p>
      <text:p text:style-name="P2"><text:span text:style-name="Variable">}</text:span></text:p>
      <text:list xml:id="list2663371774" text:style-name="L19">
        <text:list-item>
          <text:p text:style-name="P26"><text:soft-page-break/>Using Interfaces</text:p>
          <text:list>
            <text:list-item>
              <text:p text:style-name="P26">Define an interface with method signatures that derived classes must implement.</text:p>
            </text:list-item>
            <text:list-item>
              <text:p text:style-name="P26">Implement the interface in derived classes.</text:p>
            </text:list-item>
          </text:list>
        </text:list-item>
      </text:list>
      <text:p text:style-name="Text_20_body">Example:</text:p>
      <text:p text:style-name="Text_20_body">public interface IPlayable</text:p>
      <text:p text:style-name="P2"><text:span text:style-name="Variable">{ </text:span></text:p>
      <text:p text:style-name="P2">    <text:span text:style-name="Variable">void Play(); </text:span></text:p>
      <text:p text:style-name="P2"><text:span text:style-name="Variable">}</text:span></text:p>
      <text:p text:style-name="P2"><text:span text:style-name="Variable">public class Guitar : Iplayable</text:span></text:p>
      <text:p text:style-name="P2"><text:span text:style-name="Variable"><text:s/>{ </text:span></text:p>
      <text:p text:style-name="P2">    <text:span text:style-name="Variable">public void Play() </text:span></text:p>
      <text:p text:style-name="P2">    <text:span text:style-name="Variable">{ </text:span></text:p>
      <text:p text:style-name="P2">        <text:span text:style-name="Variable">Console.WriteLine("The guitar is playing"); </text:span></text:p>
      <text:p text:style-name="P2">    <text:span text:style-name="Variable">}</text:span></text:p>
      <text:p text:style-name="P2"><text:span text:style-name="Variable"><text:s/>}</text:span></text:p>
      <text:h text:style-name="P1" text:outline-level="1"><text:span text:style-name="Variable">Introduction to Asynchronous Programming</text:span></text:h>
      <text:h text:style-name="Heading_20_1" text:outline-level="1">Introduction</text:h>
      <text:p text:style-name="Text_20_body">Asynchronous programming is a key technique in modern software development. It allows tasks to run independently without blocking the main program flow. This results in more efficient, responsive applications that simultaneously handle multiple operations.</text:p>
      <text:h text:style-name="Heading_20_2" text:outline-level="2">Asynchronous vs. Synchronous Programming</text:h>
      <text:p text:style-name="Text_20_body">In asynchronous programming, tasks are initiated and allowed to run in the background without waiting for other tasks to finish. This contrasts with synchronous programming, where tasks are executed one after the other. In synchronous programming, a task cannot start until the previous one is complete, which can slow down performance.</text:p>
      <text:list xml:id="list3607042096" text:style-name="L20">
        <text:list-item>
          <text:p text:style-name="P27"><text:soft-page-break/>Synchronous programming: Tasks run sequentially, and each must finish before the next starts.</text:p>
        </text:list-item>
        <text:list-item>
          <text:p text:style-name="P27">Asynchronous programming: Multiple tasks can run concurrently, leading to improved efficiency and application responsiveness.</text:p>
        </text:list-item>
      </text:list>
      <text:h text:style-name="Heading_20_3" text:outline-level="3">Benefits of Asynchronous Programming</text:h>
      <text:p text:style-name="Text_20_body">The primary advantage of asynchronous programming is its non-blocking nature, which allows programs to handle multiple tasks without becoming unresponsive.</text:p>
      <text:list xml:id="list1339537128" text:style-name="L21">
        <text:list-item>
          <text:p text:style-name="P28">Non-blocking operations: Users can interact with the application while background tasks (like data fetching) are ongoing.</text:p>
        </text:list-item>
        <text:list-item>
          <text:p text:style-name="P28">Improved performance: Multiple tasks can run in parallel, leading to faster operations and a smoother user experience.</text:p>
        </text:list-item>
        <text:list-item>
          <text:p text:style-name="P28">Better integration with back-end services: Asynchronous programming allows data to be transferred more efficiently from multiple sources simultaneously.</text:p>
        </text:list-item>
      </text:list>
      <text:h text:style-name="Heading_20_3" text:outline-level="3">Common Use Cases</text:h>
      <text:p text:style-name="Text_20_body">Asynchronous programming is particularly valuable in scenarios where tasks involve waiting for external processes:</text:p>
      <text:list xml:id="list1300996579" text:style-name="L22">
        <text:list-item>
          <text:p text:style-name="P29">I/O operations: Reading from or writing to a file system can happen without freezing the application.</text:p>
        </text:list-item>
        <text:list-item>
          <text:p text:style-name="P29">Network requests: Fetching or sending data over the internet without blocking other processes allows the rest of the application to continue running smoothly.</text:p>
        </text:list-item>
      </text:list>
      <text:h text:style-name="Heading_20_3" text:outline-level="3">Challenges of Asynchronous Programming</text:h>
      <text:p text:style-name="Text_20_body">While beneficial, asynchronous programming presents challenges, especially in managing concurrency and debugging.</text:p>
      <text:list xml:id="list4261274337" text:style-name="L23">
        <text:list-item>
          <text:p text:style-name="P30">Concurrency management: Handling multiple tasks without causing conflicts can be complex, particularly when tasks depend on each other.</text:p>
        </text:list-item>
        <text:list-item>
          <text:p text:style-name="P30">Debugging difficulties: Asynchronous operations can make it harder to trace errors, as tasks run independently of the main flow.</text:p>
        </text:list-item>
        <text:list-item>
          <text:p text:style-name="P30">Code readability: With many operations running concurrently, keeping track of what happens when can complicate code maintenance.</text:p>
        </text:list-item>
      </text:list>
      <text:h text:style-name="P1" text:outline-level="1"><text:soft-page-break/><text:span text:style-name="Variable">Introduction</text:span></text:h>
      <text:p text:style-name="Text_20_body">Asynchronous programming in C# helps improve performance by allowing applications to handle tasks in the background without freezing the main thread. This guide shows you how to create and use asynchronous methods with async and await for efficient task management.</text:p>
      <text:h text:style-name="Heading_20_2" text:outline-level="2">Step-by-Step Instructions</text:h>
      <text:p text:style-name="Text_20_body">1. Define an Asynchronous Method</text:p>
      <text:p text:style-name="Text_20_body">a. Use the <text:span text:style-name="Variable">async</text:span> keyword to mark a method as asynchronous.</text:p>
      <text:p text:style-name="Text_20_body">b. How to do it: Add <text:span text:style-name="Variable">async</text:span> before the method’s return type.</text:p>
      <text:p text:style-name="P5"><text:span text:style-name="Variable">public async Task GetDataAsync() </text:span></text:p>
      <text:p text:style-name="P5"><text:span text:style-name="Variable">{ </text:span></text:p>
      <text:p text:style-name="P5">    <text:span text:style-name="Variable">// Method logic here </text:span></text:p>
      <text:p text:style-name="P5"><text:span text:style-name="Variable">}</text:span></text:p>
      <text:p text:style-name="Text_20_body">2. Use the Await Keyword</text:p>
      <text:p text:style-name="Text_20_body">a. The <text:span text:style-name="Variable">await</text:span> keyword pauses execution until a background task finishes.</text:p>
      <text:p text:style-name="Text_20_body">b. How to do it: Place <text:span text:style-name="Variable">await</text:span> before methods returning a <text:span text:style-name="Variable">Task</text:span>.</text:p>
      <text:p text:style-name="Text_20_body"><text:span text:style-name="Variable">var data = await GetDataFromApi();</text:span></text:p>
      <text:p text:style-name="Text_20_body">3. Set the Correct Return Type:</text:p>
      <text:p text:style-name="Text_20_body">a. For methods returning values, use <text:span text:style-name="Variable">Task&lt;T&gt;</text:span>; for void methods, use <text:span text:style-name="Variable">Task</text:span>.</text:p>
      <text:p text:style-name="Text_20_body">b. How to do it:</text:p>
      <text:p text:style-name="P5"><text:span text:style-name="Variable">public async Task&lt;string&gt; GetDataAsync()</text:span></text:p>
      <text:p text:style-name="P5"><text:span text:style-name="Variable"><text:s/>{ </text:span></text:p>
      <text:p text:style-name="P5">    <text:span text:style-name="Variable">var data = await GetDataFromApi(); </text:span></text:p>
      <text:p text:style-name="P5">    <text:span text:style-name="Variable">return data; </text:span></text:p>
      <text:p text:style-name="P5"><text:span text:style-name="Variable">}</text:span></text:p>
      <text:p text:style-name="Text_20_body">4. Handle Errors:</text:p>
      <text:p text:style-name="Text_20_body"><text:soft-page-break/>a. Manage exceptions in async methods using try-catch blocks.</text:p>
      <text:p text:style-name="Text_20_body">b. How to do it:</text:p>
      <text:p text:style-name="P5"><text:span text:style-name="Variable">try </text:span></text:p>
      <text:p text:style-name="P5"><text:span text:style-name="Variable">{ </text:span></text:p>
      <text:p text:style-name="P5">    <text:span text:style-name="Variable">var data = await GetDataFromApi(); </text:span></text:p>
      <text:p text:style-name="P5"><text:span text:style-name="Variable">} </text:span></text:p>
      <text:p text:style-name="P5"><text:span text:style-name="Variable">catch (Exception ex)</text:span></text:p>
      <text:p text:style-name="P5"><text:span text:style-name="Variable"><text:s/>{ </text:span></text:p>
      <text:p text:style-name="P5">    <text:span text:style-name="Variable">Console.WriteLine(ex.Message); </text:span></text:p>
      <text:p text:style-name="P5"><text:span text:style-name="Variable">}</text:span></text:p>
      <text:h text:style-name="P1" text:outline-level="1"><text:span text:style-name="Variable">Creating Practical Asynchronous Solutions</text:span></text:h>
      <text:h text:style-name="Heading_20_1" text:outline-level="1">Introduction</text:h>
      <text:p text:style-name="Text_20_body">Asynchronous programming is critical in modern software development. It allows tasks to run independently of the main program flow, enhancing application responsiveness and performance, particularly in handling background tasks, large datasets, and API calls.</text:p>
      <text:h text:style-name="Heading_20_2" text:outline-level="2">Optimizing API Calls</text:h>
      <text:p text:style-name="Text_20_body">One of the core benefits of asynchronous programming is the ability to manage multiple API calls concurrently. When developing applications that require data from several APIs, asynchronous methods enable requests to be processed simultaneously, reducing overall wait times.</text:p>
      <text:list xml:id="list2331168858" text:style-name="L24">
        <text:list-item>
          <text:p text:style-name="P31">Instead of fetching data sequentially, asynchronous calls fetch data concurrently.</text:p>
        </text:list-item>
        <text:list-item>
          <text:p text:style-name="P31">Applications can display partial results as data arrives, enhancing the user experience by showing information progressively rather than waiting for all responses to be completed.</text:p>
        </text:list-item>
      </text:list>
      <text:h text:style-name="Heading_20_2" text:outline-level="2">Handling Large Datasets Efficiently</text:h>
      <text:p text:style-name="Text_20_body">Asynchronous programming is also useful for processing large datasets. Instead of processing the entire dataset simultaneously, asynchronous methods divide the data into smaller, manageable chunks.</text:p>
      <text:p text:style-name="Text_20_body"><text:soft-page-break/>For example, large files like CSVs can be processed incrementally, which prevents blocking the main program thread. This approach allows the application to stay responsive while background operations continue.</text:p>
      <text:list xml:id="list2096484718" text:style-name="L25">
        <text:list-item>
          <text:p text:style-name="P32">Asynchronous libraries are used to manage large datasets more efficiently.</text:p>
        </text:list-item>
      </text:list>
      <text:h text:style-name="Heading_20_2" text:outline-level="2">Improving User Interface Responsiveness</text:h>
      <text:p text:style-name="Text_20_body">A key aspect of asynchronous programming is keeping the user interface (UI) responsive, even when running background operations. This is especially critical for applications that require real-time interaction, such as messaging apps.</text:p>
      <text:p text:style-name="Text_20_body">For instance, in a chat application, asynchronous methods allow sending and receiving messages without freezing the interface. The UI remains interactive while messages are processed in the background.</text:p>
      <text:h text:style-name="Heading_20_2" text:outline-level="2">Practical Implementation in C#</text:h>
      <text:p text:style-name="Text_20_body">In C#, developers frequently use the async and await keywords to build asynchronous operations, such as <text:span text:style-name="Variable">Task.Delay()</text:span> can simulate delays in fetching data from an API, and await pauses of the method until the task is complete, preventing the UI from locking up.</text:p>
      <text:list xml:id="list1293571452" text:style-name="L26">
        <text:list-item>
          <text:p text:style-name="P33">An asynchronous method can be set up to fetch data from an API using <text:span text:style-name="Variable">async Task&lt;List&lt;Product&gt;&gt;</text:span> <text:span text:style-name="Variable">FetchProductsAsync().</text:span> By simulating delays and using await, the app remains functional.</text:p>
        </text:list-item>
      </text:list>
      <text:p text:style-name="Text_20_body">Additionally, running multiple asynchronous tasks concurrently, such as fetching product data and reviews, enhances efficiency by leveraging the system’s capacity to handle tasks in parallel.</text:p>
      <text:p text:style-name="P6">Activity: Practical Asynchronous Solutions</text:p>
      <text:h text:style-name="P3" text:outline-level="3"><text:span text:style-name="Strong_20_Emphasis">Example 1: Fetching Product Data Asynchronously</text:span></text:h>
      <text:h text:style-name="Heading_20_4" text:outline-level="4"><text:span text:style-name="Strong_20_Emphasis">Problem:</text:span></text:h>
      <text:p text:style-name="Text_20_body">Simulate a scenario where an application fetches a list of products from a remote server. The fetching process takes time, so it should be done asynchronously to avoid blocking the main thread.</text:p>
      <text:p text:style-name="P2"><text:span text:style-name="Variable">public class Product</text:span></text:p>
      <text:p text:style-name="P2"><text:span text:style-name="Variable">{</text:span></text:p>
      <text:p text:style-name="P2"><text:span text:style-name="Variable"><text:s text:c="4"/>public string Name { get; set; }</text:span></text:p>
      <text:p text:style-name="P2"><text:span text:style-name="Variable"/></text:p>
      <text:p text:style-name="P2"><text:span text:style-name="Variable"><text:s text:c="4"/>public Product(string name)</text:span></text:p>
      <text:p text:style-name="P2"><text:soft-page-break/><text:span text:style-name="Variable"><text:s text:c="4"/>{</text:span></text:p>
      <text:p text:style-name="P2"><text:span text:style-name="Variable"><text:s text:c="8"/>Name = name;</text:span></text:p>
      <text:p text:style-name="P2"><text:span text:style-name="Variable"><text:s text:c="4"/>}</text:span></text:p>
      <text:p text:style-name="P2"><text:span text:style-name="Variable">}</text:span></text:p>
      <text:p text:style-name="P2"><text:span text:style-name="Variable"/></text:p>
      <text:p text:style-name="P2"><text:span text:style-name="Variable">public class Program</text:span></text:p>
      <text:p text:style-name="P2"><text:span text:style-name="Variable">{</text:span></text:p>
      <text:p text:style-name="P2"><text:span text:style-name="Variable"><text:s text:c="4"/>// Asynchronous method to fetch product data</text:span></text:p>
      <text:p text:style-name="P2"><text:span text:style-name="Variable"><text:s text:c="4"/>public async Task&lt;List&lt;Product&gt;&gt; FetchProductsAsync()</text:span></text:p>
      <text:p text:style-name="P2"><text:span text:style-name="Variable"><text:s text:c="4"/>{</text:span></text:p>
      <text:p text:style-name="P2"><text:span text:style-name="Variable"><text:s text:c="8"/>await Task.Delay(2000); // Simulating a 2-second delay for data fetching</text:span></text:p>
      <text:p text:style-name="P2"><text:span text:style-name="Variable"><text:s text:c="8"/>return new List&lt;Product&gt;</text:span></text:p>
      <text:p text:style-name="P2"><text:span text:style-name="Variable"><text:s text:c="8"/>{</text:span></text:p>
      <text:p text:style-name="P2"><text:span text:style-name="Variable"><text:s text:c="12"/>new Product("Eco Bag"),</text:span></text:p>
      <text:p text:style-name="P2"><text:span text:style-name="Variable"><text:s text:c="12"/>new Product("Reusable Straw")</text:span></text:p>
      <text:p text:style-name="P2"><text:span text:style-name="Variable"><text:s text:c="8"/>};</text:span></text:p>
      <text:p text:style-name="P2"><text:span text:style-name="Variable"><text:s text:c="4"/>}</text:span></text:p>
      <text:p text:style-name="P2"><text:span text:style-name="Variable"/></text:p>
      <text:p text:style-name="P2"><text:span text:style-name="Variable"><text:s text:c="4"/>// Asynchronous method to display product data</text:span></text:p>
      <text:p text:style-name="P2"><text:span text:style-name="Variable"><text:s text:c="4"/>public async Task DisplayProductsAsync()</text:span></text:p>
      <text:p text:style-name="P2"><text:span text:style-name="Variable"><text:s text:c="4"/>{</text:span></text:p>
      <text:p text:style-name="P2"><text:span text:style-name="Variable"><text:s text:c="8"/>List&lt;Product&gt; products = await FetchProductsAsync();</text:span></text:p>
      <text:p text:style-name="P2"><text:span text:style-name="Variable"><text:s text:c="8"/>foreach (Product product in products)</text:span></text:p>
      <text:p text:style-name="P2"><text:span text:style-name="Variable"><text:s text:c="8"/>{</text:span></text:p>
      <text:p text:style-name="P2"><text:soft-page-break/><text:span text:style-name="Variable"><text:s text:c="12"/>Console.WriteLine(product.Name);</text:span></text:p>
      <text:p text:style-name="P2"><text:span text:style-name="Variable"><text:s text:c="8"/>}</text:span></text:p>
      <text:p text:style-name="P2"><text:span text:style-name="Variable"><text:s text:c="4"/>}</text:span></text:p>
      <text:p text:style-name="P2"><text:span text:style-name="Variable"/></text:p>
      <text:p text:style-name="P2"><text:span text:style-name="Variable"><text:s text:c="4"/>// Main entry point</text:span></text:p>
      <text:p text:style-name="P2"><text:span text:style-name="Variable"><text:s text:c="4"/>public static async Task Main(string[] args)</text:span></text:p>
      <text:p text:style-name="P2"><text:span text:style-name="Variable"><text:s text:c="4"/>{</text:span></text:p>
      <text:p text:style-name="P2"><text:span text:style-name="Variable"><text:s text:c="8"/>// Calling the asynchronous method</text:span></text:p>
      <text:p text:style-name="P2"><text:span text:style-name="Variable"><text:s text:c="8"/>Program program = new Program();</text:span></text:p>
      <text:p text:style-name="P2"><text:span text:style-name="Variable"><text:s text:c="8"/>await program.DisplayProductsAsync();</text:span></text:p>
      <text:p text:style-name="P2"><text:span text:style-name="Variable"><text:s text:c="4"/>}</text:span></text:p>
      <text:p text:style-name="P2"><text:span text:style-name="Variable">}</text:span></text:p>
      <text:h text:style-name="P4" text:outline-level="4"><text:span text:style-name="Strong_20_Emphasis">Steps Explained:</text:span></text:h>
      <text:list xml:id="list1079879619" text:style-name="L27">
        <text:list-item>
          <text:p text:style-name="P34"><text:span text:style-name="Strong_20_Emphasis">Define an Asynchronous Method (</text:span><text:span text:style-name="Variable">FetchProductsAsync</text:span><text:span text:style-name="Strong_20_Emphasis">)</text:span>:</text:p>
          <text:list>
            <text:list-item>
              <text:p text:style-name="P34">The <text:span text:style-name="Variable">async</text:span> keyword before the method indicates it is asynchronous.</text:p>
            </text:list-item>
            <text:list-item>
              <text:p text:style-name="P34"><text:span text:style-name="Variable">Task.Delay(2000)</text:span> simulates an API call that takes 2 seconds.</text:p>
            </text:list-item>
            <text:list-item>
              <text:p text:style-name="P34">The method returns a list of <text:span text:style-name="Variable">Product</text:span> objects.</text:p>
            </text:list-item>
          </text:list>
        </text:list-item>
        <text:list-item>
          <text:p text:style-name="P34"><text:span text:style-name="Strong_20_Emphasis">Define an asynchronous method to</text:span> <text:span text:style-name="Variable">DisplayProductAsync</text:span>:</text:p>
          <text:list>
            <text:list-item>
              <text:p text:style-name="P34">The <text:span text:style-name="Variable">await</text:span> keyword waits for <text:span text:style-name="Variable">FetchProductsAsync</text:span> to complete before proceeding.</text:p>
            </text:list-item>
            <text:list-item>
              <text:p text:style-name="P34">The main thread remains responsive during the data-fetching process.</text:p>
            </text:list-item>
            <text:list-item>
              <text:p text:style-name="P34">After the data is fetched, the method iterates over the list of products using a <text:span text:style-name="Variable">foreach</text:span> loop and prints each product’s name to the console</text:p>
            </text:list-item>
          </text:list>
        </text:list-item>
        <text:list-item>
          <text:p text:style-name="P34"><text:span text:style-name="Strong_20_Emphasis">Calling the Asynchronous Method in </text:span><text:span text:style-name="Variable">Main</text:span>:</text:p>
          <text:list>
            <text:list-item>
              <text:p text:style-name="P34"><text:span text:style-name="Variable">await program.DisplayProductsAsync()</text:span> ensures the program waits for the data to be displayed before exiting.</text:p>
            </text:list-item>
            <text:list-item>
              <text:p text:style-name="P34"><text:soft-page-break/>Inside the <text:span text:style-name="Variable">Main</text:span> method, <text:span text:style-name="Variable">Program program = new Program();</text:span> creates an instance of the Program class.</text:p>
            </text:list-item>
          </text:list>
        </text:list-item>
      </text:list>
      <text:h text:style-name="Heading_20_3" text:outline-level="3"><text:span text:style-name="Strong_20_Emphasis">Example 2: Running Multiple Asynchronous Tasks Concurrently</text:span></text:h>
      <text:h text:style-name="Heading_20_4" text:outline-level="4"><text:span text:style-name="Strong_20_Emphasis">Problem:</text:span></text:h>
      <text:p text:style-name="Text_20_body">Extend the previous example to fetch both products and reviews asynchronously, simulating a scenario where an application needs to handle multiple data sources at the same time.</text:p>
      <text:p text:style-name="P2"><text:span text:style-name="Variable">using System;</text:span></text:p>
      <text:p text:style-name="P2"><text:span text:style-name="Variable">using System.Collections.Generic;</text:span></text:p>
      <text:p text:style-name="P2"><text:span text:style-name="Variable">using System.Threading.Tasks;</text:span></text:p>
      <text:p text:style-name="P2"><text:span text:style-name="Variable"/></text:p>
      <text:p text:style-name="P2"><text:span text:style-name="Variable">public class Product</text:span></text:p>
      <text:p text:style-name="P2"><text:span text:style-name="Variable">{</text:span></text:p>
      <text:p text:style-name="P2"><text:span text:style-name="Variable"><text:s text:c="4"/>public string Name { get; set; }</text:span></text:p>
      <text:p text:style-name="P2"><text:span text:style-name="Variable"/></text:p>
      <text:p text:style-name="P2"><text:span text:style-name="Variable"><text:s text:c="4"/>public Product(string name)</text:span></text:p>
      <text:p text:style-name="P2"><text:span text:style-name="Variable"><text:s text:c="4"/>{</text:span></text:p>
      <text:p text:style-name="P2"><text:span text:style-name="Variable"><text:s text:c="8"/>Name = name;</text:span></text:p>
      <text:p text:style-name="P2"><text:span text:style-name="Variable"><text:s text:c="4"/>}</text:span></text:p>
      <text:p text:style-name="P2"><text:span text:style-name="Variable">}</text:span></text:p>
      <text:p text:style-name="P2"><text:span text:style-name="Variable"/></text:p>
      <text:p text:style-name="P2"><text:span text:style-name="Variable">public class Review</text:span></text:p>
      <text:p text:style-name="P2"><text:span text:style-name="Variable">{</text:span></text:p>
      <text:p text:style-name="P2"><text:span text:style-name="Variable"><text:s text:c="4"/>public string Content { get; set; }</text:span></text:p>
      <text:p text:style-name="P2"><text:span text:style-name="Variable"/></text:p>
      <text:p text:style-name="P2"><text:span text:style-name="Variable"><text:s text:c="4"/>public Review(string content)</text:span></text:p>
      <text:p text:style-name="P2"><text:soft-page-break/><text:span text:style-name="Variable"><text:s text:c="4"/>{</text:span></text:p>
      <text:p text:style-name="P2"><text:span text:style-name="Variable"><text:s text:c="8"/>Content = content;</text:span></text:p>
      <text:p text:style-name="P2"><text:span text:style-name="Variable"><text:s text:c="4"/>}</text:span></text:p>
      <text:p text:style-name="P2"><text:span text:style-name="Variable">}</text:span></text:p>
      <text:p text:style-name="P2"><text:span text:style-name="Variable"/></text:p>
      <text:p text:style-name="P2"><text:span text:style-name="Variable">public class Program</text:span></text:p>
      <text:p text:style-name="P2"><text:span text:style-name="Variable">{</text:span></text:p>
      <text:p text:style-name="P2"><text:span text:style-name="Variable"><text:s text:c="4"/>// Asynchronous method to fetch product data</text:span></text:p>
      <text:p text:style-name="P2"><text:span text:style-name="Variable"><text:s text:c="4"/>public async Task&lt;List&lt;Product&gt;&gt; FetchProductsAsync()</text:span></text:p>
      <text:p text:style-name="P2"><text:span text:style-name="Variable"><text:s text:c="4"/>{</text:span></text:p>
      <text:p text:style-name="P2"><text:span text:style-name="Variable"><text:s text:c="8"/>await Task.Delay(2000); // Simulating a 2-second delay for fetching products</text:span></text:p>
      <text:p text:style-name="P2"><text:span text:style-name="Variable"><text:s text:c="8"/>return new List&lt;Product&gt; { new Product("Eco Bag"), new Product("Reusable Straw") };</text:span></text:p>
      <text:p text:style-name="P2"><text:span text:style-name="Variable"><text:s text:c="4"/>}</text:span></text:p>
      <text:p text:style-name="P2"><text:span text:style-name="Variable"/></text:p>
      <text:p text:style-name="P2"><text:span text:style-name="Variable"><text:s text:c="4"/>// Asynchronous method to fetch review data</text:span></text:p>
      <text:p text:style-name="P2"><text:span text:style-name="Variable"><text:s text:c="4"/>public async Task&lt;List&lt;Review&gt;&gt; FetchReviewsAsync()</text:span></text:p>
      <text:p text:style-name="P2"><text:span text:style-name="Variable"><text:s text:c="4"/>{</text:span></text:p>
      <text:p text:style-name="P2"><text:span text:style-name="Variable"><text:s text:c="8"/>await Task.Delay(3000); // Simulating a 3-second delay for fetching reviews</text:span></text:p>
      <text:p text:style-name="P2"><text:span text:style-name="Variable"><text:s text:c="8"/>return new List&lt;Review&gt;</text:span></text:p>
      <text:p text:style-name="P2"><text:span text:style-name="Variable"><text:s text:c="8"/>{</text:span></text:p>
      <text:p text:style-name="P2"><text:span text:style-name="Variable"><text:s text:c="12"/>new Review("Great product!"),</text:span></text:p>
      <text:p text:style-name="P2"><text:span text:style-name="Variable"><text:s text:c="12"/>new Review("Good value for the money."),</text:span></text:p>
      <text:p text:style-name="P2"><text:span text:style-name="Variable"><text:s text:c="8"/>};</text:span></text:p>
      <text:p text:style-name="P2"><text:span text:style-name="Variable"><text:s text:c="4"/>}</text:span></text:p>
      <text:p text:style-name="P2"><text:soft-page-break/><text:span text:style-name="Variable"/></text:p>
      <text:p text:style-name="P2"><text:span text:style-name="Variable"><text:s text:c="4"/>// Asynchronous method to display both products and reviews</text:span></text:p>
      <text:p text:style-name="P2"><text:span text:style-name="Variable"><text:s text:c="4"/>public async Task FetchDataAsync()</text:span></text:p>
      <text:p text:style-name="P2"><text:span text:style-name="Variable"><text:s text:c="4"/>{</text:span></text:p>
      <text:p text:style-name="P2"><text:span text:style-name="Variable"><text:s text:c="8"/>// Start fetching products and reviews concurrently</text:span></text:p>
      <text:p text:style-name="P2"><text:span text:style-name="Variable"><text:s text:c="8"/>Task&lt;List&lt;Product&gt;&gt; productsTask = FetchProductsAsync();</text:span></text:p>
      <text:p text:style-name="P2"><text:span text:style-name="Variable"><text:s text:c="8"/>Task&lt;List&lt;Review&gt;&gt; reviewsTask = FetchReviewsAsync();</text:span></text:p>
      <text:p text:style-name="P2"><text:span text:style-name="Variable"/></text:p>
      <text:p text:style-name="P2"><text:span text:style-name="Variable"><text:s text:c="8"/>// Wait for both tasks to complete</text:span></text:p>
      <text:p text:style-name="P2"><text:span text:style-name="Variable"><text:s text:c="8"/>await Task.WhenAll(productsTask, reviewsTask);</text:span></text:p>
      <text:p text:style-name="P2"><text:span text:style-name="Variable"/></text:p>
      <text:p text:style-name="P2"><text:span text:style-name="Variable"><text:s text:c="8"/>// Get the results</text:span></text:p>
      <text:p text:style-name="P2"><text:span text:style-name="Variable"><text:s text:c="8"/>List&lt;Product&gt; products = await productsTask;</text:span></text:p>
      <text:p text:style-name="P2"><text:span text:style-name="Variable"><text:s text:c="8"/>List&lt;Review&gt; reviews = await reviewsTask;</text:span></text:p>
      <text:p text:style-name="P2"><text:span text:style-name="Variable"/></text:p>
      <text:p text:style-name="P2"><text:span text:style-name="Variable"><text:s text:c="8"/>// Display the results</text:span></text:p>
      <text:p text:style-name="P2"><text:span text:style-name="Variable"><text:s text:c="8"/>Console.WriteLine("Products:");</text:span></text:p>
      <text:p text:style-name="P2"><text:span text:style-name="Variable"><text:s text:c="8"/>foreach (Product product in products)</text:span></text:p>
      <text:p text:style-name="P2"><text:span text:style-name="Variable"><text:s text:c="8"/>{</text:span></text:p>
      <text:p text:style-name="P2"><text:span text:style-name="Variable"><text:s text:c="12"/>Console.WriteLine(product.Name);</text:span></text:p>
      <text:p text:style-name="P2"><text:span text:style-name="Variable"><text:s text:c="8"/>}</text:span></text:p>
      <text:p text:style-name="P2"><text:span text:style-name="Variable"/></text:p>
      <text:p text:style-name="P2"><text:span text:style-name="Variable"><text:s text:c="8"/>// Display fetched reviews</text:span></text:p>
      <text:p text:style-name="P2"><text:span text:style-name="Variable"><text:s text:c="8"/>Console.WriteLine("\nReviews:");</text:span></text:p>
      <text:p text:style-name="P2"><text:soft-page-break/><text:span text:style-name="Variable"><text:s text:c="8"/>foreach (Review review in reviews)</text:span></text:p>
      <text:p text:style-name="P2"><text:span text:style-name="Variable"><text:s text:c="8"/>{</text:span></text:p>
      <text:p text:style-name="P2"><text:span text:style-name="Variable"><text:s text:c="12"/>Console.WriteLine(review.Content);</text:span></text:p>
      <text:p text:style-name="P2"><text:span text:style-name="Variable"><text:s text:c="8"/>}</text:span></text:p>
      <text:p text:style-name="P2"><text:span text:style-name="Variable"><text:s text:c="4"/>}</text:span></text:p>
      <text:p text:style-name="P2"><text:span text:style-name="Variable"/></text:p>
      <text:p text:style-name="P2"><text:span text:style-name="Variable"><text:s text:c="4"/>// Main entry point</text:span></text:p>
      <text:p text:style-name="P2"><text:span text:style-name="Variable"><text:s text:c="4"/>public static async Task Main(string[] args)</text:span></text:p>
      <text:p text:style-name="P2"><text:span text:style-name="Variable"><text:s text:c="4"/>{</text:span></text:p>
      <text:p text:style-name="P2"><text:span text:style-name="Variable"><text:s text:c="8"/>// Calling the asynchronous method to fetch and display products and reviews</text:span></text:p>
      <text:p text:style-name="P2"><text:span text:style-name="Variable"><text:s text:c="8"/>Program program = new Program();</text:span></text:p>
      <text:p text:style-name="P2"><text:span text:style-name="Variable"><text:s text:c="8"/>await program.FetchDataAsync();</text:span></text:p>
      <text:p text:style-name="P2"><text:span text:style-name="Variable"><text:s text:c="4"/>}</text:span></text:p>
      <text:p text:style-name="P2"><text:span text:style-name="Variable">}</text:span></text:p>
      <text:h text:style-name="P4" text:outline-level="4"><text:span text:style-name="Strong_20_Emphasis">Steps Explained:</text:span></text:h>
      <text:list xml:id="list698165818" text:style-name="L28">
        <text:list-item>
          <text:p text:style-name="P35"><text:span text:style-name="Strong_20_Emphasis">Define a Review Class:</text:span></text:p>
          <text:list>
            <text:list-item>
              <text:p text:style-name="P35">A new <text:span text:style-name="Variable">Review</text:span> class is added, similar to the Product class, which contains a single property Content representing the content of a review.</text:p>
            </text:list-item>
          </text:list>
        </text:list-item>
        <text:list-item>
          <text:p text:style-name="P35"><text:span text:style-name="Strong_20_Emphasis">Run Multiple Async Methods (</text:span><text:span text:style-name="Variable">FetchProductAsync</text:span><text:span text:style-name="Strong_20_Emphasis"> and </text:span><text:span text:style-name="Variable">FetchReviewAsync</text:span><text:span text:style-name="Strong_20_Emphasis">)</text:span>:</text:p>
          <text:list>
            <text:list-item>
              <text:p text:style-name="P35">Start both tasks concurrently without waiting for each to finish sequentially.</text:p>
            </text:list-item>
            <text:list-item>
              <text:p text:style-name="P35">Use <text:span text:style-name="Variable">Task.WhenAll</text:span> to ensure both tasks complete before processing the results.</text:p>
            </text:list-item>
          </text:list>
        </text:list-item>
        <text:list-item>
          <text:p text:style-name="P35"><text:span text:style-name="Strong_20_Emphasis">Accessing the Results of Asynchronous Tasks</text:span>:</text:p>
          <text:list>
            <text:list-item>
              <text:p text:style-name="P35">Use the <text:span text:style-name="Variable">.Result</text:span> property to get the data after both tasks finish.</text:p>
            </text:list-item>
          </text:list>
        </text:list-item>
        <text:list-item>
          <text:p text:style-name="P35"><text:span text:style-name="Strong_20_Emphasis">Displaying the Data</text:span>:</text:p>
          <text:list>
            <text:list-item>
              <text:p text:style-name="P35">Print the fetched products and reviews to the console.</text:p>
            </text:list-item>
          </text:list>
        </text:list-item>
      </text:list>
      <text:h text:style-name="P1" text:outline-level="1"><text:soft-page-break/><text:span text:style-name="Variable">Significance of Asynchronous Programming</text:span></text:h>
      <text:h text:style-name="Heading_20_1" text:outline-level="1">Introduction</text:h>
      <text:p text:style-name="Text_20_body">Asynchronous programming has become a foundational aspect of modern software development. It enables applications to run multiple tasks simultaneously without freezing or blocking the main program. This improves user experience and overall system performance, particularly in environments relying on real-time interactions and background processing.</text:p>
      <text:h text:style-name="Heading_20_2" text:outline-level="2">Enhancing User Experience</text:h>
      <text:p text:style-name="Text_20_body">In modern web and mobile applications, users expect smooth, uninterrupted interactions. Asynchronous programming ensures that long-running tasks like data fetching or syncing are handled in the background. This means users can continue navigating or interacting with the app without delays.</text:p>
      <text:h text:style-name="Heading_20_3" text:outline-level="3">Example</text:h>
      <text:list xml:id="list2369907148" text:style-name="L29">
        <text:list-item>
          <text:p text:style-name="P36">A fitness app using asynchronous programming allows data syncing and real-time updates without interrupting the user’s primary experience. This eliminates frustrating pauses or lag.</text:p>
        </text:list-item>
        <text:list-item>
          <text:p text:style-name="P36">In web development, asynchronous operations enable parts of a web page to refresh independently without reloading the entire page, resulting in faster responses to user inputs.</text:p>
        </text:list-item>
      </text:list>
      <text:h text:style-name="Heading_20_2" text:outline-level="2">Performance and Resource Efficiency</text:h>
      <text:p text:style-name="Text_20_body">One of the most significant advantages of asynchronous programming is its ability to improve an application's performance by enabling non-blocking and concurrent operations. These benefits are particularly significant when managing heavy data processing or communication with external servers.</text:p>
      <text:p text:style-name="Text_20_body">Key performance benefits include:</text:p>
      <text:list xml:id="list3636724025" text:style-name="L30">
        <text:list-item>
          <text:p text:style-name="P37">Non-blocking operations: Long-running tasks (e.g., file uploads or video downloads) happen in the background, allowing the app to continue functioning smoothly without waiting for these operations to complete.</text:p>
        </text:list-item>
        <text:list-item>
          <text:p text:style-name="P37">Concurrent task management: Multiple operations can be processed simultaneously, making better use of system resources and improving scalability. This allows applications to handle a larger number of tasks or users without degrading performance.</text:p>
        </text:list-item>
        <text:list-item>
          <text:p text:style-name="P37">Optimized resource usage: Asynchronous programming helps applications scale more efficiently during peak usage timesby not forcing tasks to run sequentially.</text:p>
        </text:list-item>
      </text:list>
      <text:h text:style-name="Heading_20_2" text:outline-level="2"><text:soft-page-break/>Real-World Applications</text:h>
      <text:p text:style-name="Text_20_body">Asynchronous programming has transformed various industries by improving the scalability and efficiency of their applications. Some notable examples include:</text:p>
      <text:list xml:id="list3483167314" text:style-name="L31">
        <text:list-item>
          <text:p text:style-name="P38">Telemedicine: Platforms like HH.AI use asynchronous code to fetch patient data, health records, and appointment schedules simultaneously, minimizing users' wait times.</text:p>
        </text:list-item>
        <text:list-item>
          <text:p text:style-name="P38">E-commerce: Companies like GroovEco implement asynchronous programming in their mobile apps to load product details and images in the background, ensuring users experience no delays while browsing.</text:p>
        </text:list-item>
        <text:list-item>
          <text:p text:style-name="P38">Cloud services: Services like CloudBreeze use asynchronous methods to handle file uploads and downloads concurrently, keeping the system responsive even when processing large files.</text:p>
        </text:list-item>
      </text:list>
      <text:h text:style-name="P1" text:outline-level="1"><text:span text:style-name="Variable">Debugging and Creating Asynchronous Programs</text:span></text:h>
      <text:h text:style-name="Heading_20_1" text:outline-level="1">Introduction</text:h>
      <text:p text:style-name="Text_20_body">Asynchronous programming enables multiple tasks to run concurrently, improving performance by allowing tasks to execute independently of the main program flow. However, debugging asynchronous code introduces specific challenges due to its unpredictable execution order, potential for hidden errors, and concurrency issues.</text:p>
      <text:h text:style-name="Heading_20_2" text:outline-level="2">Key Challenges in Debugging Asynchronous Code</text:h>
      <text:p text:style-name="Text_20_body">One of the main difficulties with debugging asynchronous code is its non-linear execution. As tasks run independently, it becomes difficult to trace the exact execution flow. Errors in asynchronous code may not immediately appear, leading to silent failures—where a failure occurs without crashing the main program. These issues often only become noticeable when the program produces incorrect results.</text:p>
      <text:p text:style-name="Text_20_body">Concurrency problems, such as race conditions, where tasks attempt to access shared resources simultaneously, are another challenge. This can lead to unpredictable behavior, making diagnosing and reproducing bugs difficult.</text:p>
      <text:h text:style-name="Heading_20_2" text:outline-level="2">Debugging Techniques</text:h>
      <text:p text:style-name="Text_20_body">Several methods can help developers identify and resolve issues in asynchronous code:</text:p>
      <text:list xml:id="list2962750704" text:style-name="L32">
        <text:list-item>
          <text:p text:style-name="P39">Breakpoints: By setting breakpoints, you can pause the execution of your code and inspect the program's state at specific moments. This allows you to monitor variables and check <text:soft-page-break/>what code has or is about to execute.</text:p>
        </text:list-item>
        <text:list-item>
          <text:p text:style-name="P39">Task inspection: In C#, developers can use tools to inspect a task's status (pending, running, completed, or failed). Monitoring task states can help pinpoint where a task may have gone wrong.</text:p>
        </text:list-item>
        <text:list-item>
          <text:p text:style-name="P39">Error handling: Wrapping asynchronous code in error-handling expressions helps trap and log errors before they disrupt the program. This ensures that issues are caught early without the need to halt the program’s execution.</text:p>
        </text:list-item>
      </text:list>
      <text:h text:style-name="Heading_20_2" text:outline-level="2">Tools in Visual Studio Code for Debugging</text:h>
      <text:p text:style-name="Text_20_body">Visual Studio Code offers powerful extensions that simplify debugging asynchronous programs:</text:p>
      <text:list xml:id="list3631256989" text:style-name="L33">
        <text:list-item>
          <text:p text:style-name="P40">Debugger extension: This tool allows you to set breakpoints, step through code, and inspect variables within asynchronous tasks.</text:p>
        </text:list-item>
        <text:list-item>
          <text:p text:style-name="P40">Task explorer: Task Explorer provides a clear view of asynchronous tasks, enabling developers to track their status and identify potential issues.</text:p>
        </text:list-item>
        <text:list-item>
          <text:p text:style-name="P40">Logpoints: Unlike breakpoints, Logpoints allow you to log variable values and messages to the console without pausing the program, making them particularly useful for debugging live asynchronous code.</text:p>
        </text:list-item>
        <text:list-item>
          <text:p text:style-name="P40">Call stack tool: This tool lets you trace the sequence of method calls, including asynchronous ones, helping you understand the execution flow.</text:p>
        </text:list-item>
      </text:list>
      <text:h text:style-name="P1" text:outline-level="1"><text:span text:style-name="Variable">Overview of Microsoft Copilot</text:span></text:h>
      <text:h text:style-name="Heading_20_1" text:outline-level="1">Introduction</text:h>
      <text:p text:style-name="Text_20_body">Microsoft Copilot is an AI-powered assistant designed to enhance coding productivity by automating tasks, providing intelligent code suggestions, and improving code quality. It seamlessly integrates with development environments, offering developers a reliable tool to streamline their coding process.</text:p>
      <text:h text:style-name="Heading_20_2" text:outline-level="2">Capabilities of Microsoft Copilot</text:h>
      <text:p text:style-name="Text_20_body">Microsoft Copilot provides several powerful features to assist developers:</text:p>
      <text:h text:style-name="Heading_20_3" text:outline-level="3">Code Generation</text:h>
      <text:p text:style-name="Text_20_body">Copilot can generate entire functions and code blocks based on natural language descriptions. It analyzes the context as you type and offers relevant suggestions aligned with your coding style and <text:soft-page-break/>project requirements. This capability speeds up the coding process, allowing developers to focus more on solving complex problems than on syntax.</text:p>
      <text:h text:style-name="Heading_20_3" text:outline-level="3">Application Structure and Organization</text:h>
      <text:p text:style-name="Text_20_body">Beyond individual lines of code, Copilot can recommend entire file structures, class hierarchies, and design patterns, enhancing code organization and maintainability. This feature is especially beneficial for developers starting new projects or refactoring existing codebases.</text:p>
      <text:h text:style-name="Heading_20_3" text:outline-level="3">Debugging Assistance</text:h>
      <text:p text:style-name="Text_20_body">Copilot aids in debugging by analyzing error messages and suggesting potential fixes. It identifies common coding mistakes and proposes more efficient algorithms, leveraging a vast knowledge base of coding patterns and best practices to help developers troubleshoot issues quickly.</text:p>
      <text:h text:style-name="Heading_20_3" text:outline-level="3">Integration with Development Environments</text:h>
      <text:p text:style-name="Text_20_body">Integrated through GitHub Copilot, Microsoft Copilot works within popular Integrated Development Environments (IDEs) such as Visual Studio Code and JetBrains. This integration allows developers to access Copilot’s features directly within their preferred IDEs, enhancing productivity without disrupting the workflow.</text:p>
      <text:h text:style-name="Heading_20_2" text:outline-level="2">Benefits of Using Microsoft Copilot</text:h>
      <text:p text:style-name="Text_20_body">Using Microsoft Copilot offers several benefits that improve the overall coding experience:</text:p>
      <text:h text:style-name="Heading_20_3" text:outline-level="3">Enhanced Efficiency and Productivity</text:h>
      <text:p text:style-name="Text_20_body">Microsoft Copilot automates repetitive coding tasks, such as writing code templates and setting up common functions. It provides real-time code suggestions that help developers code faster by reducing the time spent on routine work. It also assists in proper code formatting, enhancing readability and collaboration.</text:p>
      <text:h text:style-name="Heading_20_3" text:outline-level="3">Error Reduction</text:h>
      <text:p text:style-name="Text_20_body">One of Copilot's key benefits is its ability to reduce coding errors. It provides real-time feedback by highlighting potential mistakes as you type, allowing developers to catch and fix errors early. Furthermore, Copilot suggests best practices to improve code quality, contributing to cleaner and more maintainable software.</text:p>
      <text:h text:style-name="Heading_20_3" text:outline-level="3">Improved Code Quality</text:h>
      <text:p text:style-name="Text_20_body">Microsoft Copilot offers suggestions to improve code quality by recommending ways to adhere to best practices. It can analyze code blocks and symptoms of bugs, helping developers identify faulty code and develop effective solutions. This leads to more robust and efficient code, reducing the likelihood of bugs reaching the final product.</text:p>
      <text:h text:style-name="P1" text:outline-level="1"><text:soft-page-break/><text:span text:style-name="Variable">Generating Code With Copilot</text:span></text:h>
      <text:h text:style-name="Heading_20_1" text:outline-level="1">Introduction</text:h>
      <text:p text:style-name="Text_20_body">This guide will help you use Microsoft Copilot to generate C# code for common tasks, improve your code's efficiency, and seamlessly integrate it into your projects.</text:p>
      <text:h text:style-name="Heading_20_2" text:outline-level="2">Instructions for Generating and Integrating C# Code with Microsoft Copilot</text:h>
      <text:list xml:id="list564685139" text:style-name="L34">
        <text:list-item>
          <text:p text:style-name="P41"><text:span text:style-name="Strong_20_Emphasis">Generate code snippets for common tasks</text:span></text:p>
          <text:list>
            <text:list-item>
              <text:p text:style-name="P41">To generate code for tasks like handling data or managing user input, type a prompt such as: <text:span text:style-name="Emphasis">"You are building a basic console application in C#. The user needs to input their age, and you want to validate that the input is a number and is within a certain range (e.g., 1-120). Generate the appropriate C# code to handle this."</text:span></text:p>
            </text:list-item>
            <text:list-item>
              <text:p text:style-name="P41">Microsoft Copilot will provide the relevant code snippet, which you can use or modify to suit your needs.</text:p>
            </text:list-item>
          </text:list>
        </text:list-item>
        <text:list-item>
          <text:p text:style-name="P41"><text:span text:style-name="Strong_20_Emphasis">Create basic algorithms</text:span></text:p>
          <text:list>
            <text:list-item>
              <text:p text:style-name="P41">To generate simple algorithms, prompt Copilot with tasks like sorting lists or calculating averages. Example: "<text:span text:style-name="Emphasis">You are building a console application that needs to sort a list of integers and calculate the average of the numbers in the list. Generate the appropriate C# code to perform both tasks."</text:span></text:p>
            </text:list-item>
          </text:list>
        </text:list-item>
        <text:list-item>
          <text:p text:style-name="P41"><text:span text:style-name="Strong_20_Emphasis">Integrate generated code into your project</text:span></text:p>
          <text:list>
            <text:list-item>
              <text:p text:style-name="P41">After generating code, Copilot can directly add it to your project, ensuring consistency with your existing code. It can also refactor and optimize your existing code for better performance and readability.</text:p>
            </text:list-item>
          </text:list>
        </text:list-item>
        <text:list-item>
          <text:p text:style-name="P41"><text:span text:style-name="Strong_20_Emphasis">Refactor and improve existing code</text:span></text:p>
          <text:list>
            <text:list-item>
              <text:p text:style-name="P41">Use Copilot to refactor existing code for clarity and maintainability. Example prompt:<text:span text:style-name="Emphasis">"I have written a piece of code that adds up all the numbers from 1 to a number entered by the user. Now, I want to refactor it so that the code is easier to read and maintain. Generate a cleaner version of the code that still accomplishes the same task."</text:span></text:p>
            </text:list-item>
          </text:list>
        </text:list-item>
      </text:list>
      <text:p text:style-name="P2"><text:span text:style-name="Variable"/></text:p>
      <text:h text:style-name="Heading_20_1" text:outline-level="1"><text:soft-page-break/>Debugging C# Code With Microsoft Copilot</text:h>
      <text:h text:style-name="Heading_20_1" text:outline-level="1">Introduction</text:h>
      <text:p text:style-name="Text_20_body">Use these instructions to debug C# code with Microsoft Copilot effectively.</text:p>
      <text:h text:style-name="Heading_20_2" text:outline-level="2">How to Use Microsoft Copilot for Debugging C# Code</text:h>
      <text:list xml:id="list2209220174" text:style-name="L35">
        <text:list-item>
          <text:p text:style-name="P42">Integrate Microsoft Copilot with development tools: Set up Microsoft Copilot in your development environment, such as Visual Studio Code or GitHub, to access its debugging features.</text:p>
        </text:list-item>
        <text:list-item>
          <text:p text:style-name="P42">Enable real-time monitoring: Write your C# code while Copilot monitors it in real time. It will automatically flag potential bugs, logical errors, or problematic patterns as you code.</text:p>
        </text:list-item>
        <text:list-item>
          <text:p text:style-name="P42">Receive and apply feedback for errors: When Copilot detects an error, review its feedback and suggested fixes for syntax or logic issues directly within your development environment.</text:p>
        </text:list-item>
        <text:list-item>
          <text:p text:style-name="P42">Request debugging assistance: Use Copilot to get detailed explanations of errors and ask for step-by-step guidance to troubleshoot complex bugs.</text:p>
        </text:list-item>
        <text:list-item>
          <text:p text:style-name="P42">Analyze pull requests and issues on GitHub: If you're working on GitHub, use Copilot to review pull requests. Ask it to analyze code changes for potential issues, suggest improvements, and recommend additional tests.</text:p>
        </text:list-item>
      </text:list>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4-04T15:59:57.802000000</dc:date>
    <meta:editing-duration>P1DT18H45M24S</meta:editing-duration>
    <meta:editing-cycles>14</meta:editing-cycles>
    <meta:generator>LibreOffice/7.3.4.2$Windows_X86_64 LibreOffice_project/728fec16bd5f605073805c3c9e7c4212a0120dc5</meta:generator>
    <meta:document-statistic meta:table-count="0" meta:image-count="0" meta:object-count="0" meta:page-count="29" meta:paragraph-count="501" meta:word-count="6168" meta:character-count="42548" meta:non-whitespace-character-count="36217"/>
  </office:meta>
</office:document-meta>
</file>